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_LOC</text:p>
          </table:table-cell>
          <table:table-cell table:style-name="Default"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RD Offic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Yeldes</text:p>
          </table:table-cell>
          <table:table-cell office:value-type="string" calcext:value-type="string">
            <text:p>Leon’s Roo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esley</text:p>
          </table:table-cell>
          <table:table-cell office:value-type="string" calcext:value-type="string">
            <text:p>Hallway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Leon’s Room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igel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08:27:40.167732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8:19:32.345803079</meta:creation-date>
    <dc:date>2019-04-29T09:12:42.310988558</dc:date>
    <meta:editing-duration>PT32M4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